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assification_report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896" calcext:value-type="float">
            <text:p>0.8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0232558139535" calcext:value-type="float">
            <text:p>0.930232558139535</text:p>
          </table:table-cell>
          <table:table-cell office:value-type="float" office:value="0.96" calcext:value-type="float">
            <text:p>0.96</text:p>
          </table:table-cell>
          <table:table-cell office:value-type="float" office:value="0.94488188976378" calcext:value-type="float">
            <text:p>0.9448818897637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0.990825688073394" calcext:value-type="float">
            <text:p>0.9908256880733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2560975609756" calcext:value-type="float">
            <text:p>0.972560975609756</text:p>
          </table:table-cell>
          <table:table-cell office:value-type="float" office:value="0.969604863221885" calcext:value-type="float">
            <text:p>0.969604863221885</text:p>
          </table:table-cell>
          <table:table-cell office:value-type="float" office:value="0.971080669710807" calcext:value-type="float">
            <text:p>0.97108066971080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" calcext:value-type="float">
            <text:p>0.99</text:p>
          </table:table-cell>
          <table:table-cell office:value-type="float" office:value="0.98671096345515" calcext:value-type="float">
            <text:p>0.98671096345515</text:p>
          </table:table-cell>
          <table:table-cell office:value-type="float" office:value="0.988352745424293" calcext:value-type="float">
            <text:p>0.98835274542429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7289719626168" calcext:value-type="float">
            <text:p>0.967289719626168</text:p>
          </table:table-cell>
          <table:table-cell office:value-type="float" office:value="0.981042654028436" calcext:value-type="float">
            <text:p>0.981042654028436</text:p>
          </table:table-cell>
          <table:table-cell office:value-type="float" office:value="0.974117647058824" calcext:value-type="float">
            <text:p>0.97411764705882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5906432748538" calcext:value-type="float">
            <text:p>0.95906432748538</text:p>
          </table:table-cell>
          <table:table-cell office:value-type="float" office:value="0.97910447761194" calcext:value-type="float">
            <text:p>0.9791044776119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553398058252427" calcext:value-type="float">
            <text:p>0.553398058252427</text:p>
          </table:table-cell>
          <table:table-cell office:value-type="float" office:value="0.682634730538922" calcext:value-type="float">
            <text:p>0.6826347305389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1701244813278" calcext:value-type="float">
            <text:p>0.991701244813278</text:p>
          </table:table-cell>
          <table:table-cell office:value-type="float" office:value="1" calcext:value-type="float">
            <text:p>1</text:p>
          </table:table-cell>
          <table:table-cell office:value-type="float" office:value="0.995833333333333" calcext:value-type="float">
            <text:p>0.99583333333333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3418803418803" calcext:value-type="float">
            <text:p>0.803418803418803</text:p>
          </table:table-cell>
          <table:table-cell office:value-type="float" office:value="0.954314720812183" calcext:value-type="float">
            <text:p>0.954314720812183</text:p>
          </table:table-cell>
          <table:table-cell office:value-type="float" office:value="0.872389791183295" calcext:value-type="float">
            <text:p>0.87238979118329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95708154506438" calcext:value-type="float">
            <text:p>0.995708154506438</text:p>
          </table:table-cell>
          <table:table-cell office:value-type="float" office:value="0.997849462365591" calcext:value-type="float">
            <text:p>0.99784946236559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74248927038627" calcext:value-type="float">
            <text:p>0.974248927038627</text:p>
          </table:table-cell>
          <table:table-cell office:value-type="float" office:value="0.961864406779661" calcext:value-type="float">
            <text:p>0.961864406779661</text:p>
          </table:table-cell>
          <table:table-cell office:value-type="float" office:value="0.968017057569296" calcext:value-type="float">
            <text:p>0.96801705756929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4703832752613" calcext:value-type="float">
            <text:p>0.954703832752613</text:p>
          </table:table-cell>
          <table:table-cell office:value-type="float" office:value="0.989169675090253" calcext:value-type="float">
            <text:p>0.989169675090253</text:p>
          </table:table-cell>
          <table:table-cell office:value-type="float" office:value="0.971631205673759" calcext:value-type="float">
            <text:p>0.97163120567375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95192307692308" calcext:value-type="float">
            <text:p>0.995192307692308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976415094339623" calcext:value-type="float">
            <text:p>0.97641509433962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4022988505747" calcext:value-type="float">
            <text:p>0.954022988505747</text:p>
          </table:table-cell>
          <table:table-cell office:value-type="float" office:value="0.976470588235294" calcext:value-type="float">
            <text:p>0.976470588235294</text:p>
          </table:table-cell>
          <table:table-cell office:value-type="float" office:value="0.965116279069767" calcext:value-type="float">
            <text:p>0.96511627906976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7272727272727" calcext:value-type="float">
            <text:p>0.997272727272727</text:p>
          </table:table-cell>
          <table:table-cell office:value-type="float" office:value="0.99546279491833" calcext:value-type="float">
            <text:p>0.99546279491833</text:p>
          </table:table-cell>
          <table:table-cell office:value-type="float" office:value="0.996366939146231" calcext:value-type="float">
            <text:p>0.99636693914623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47145877378435" calcext:value-type="float">
            <text:p>0.947145877378435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960342979635584" calcext:value-type="float">
            <text:p>0.96034297963558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978723404255319" calcext:value-type="float">
            <text:p>0.9787234042553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314606741573" calcext:value-type="float">
            <text:p>0.9831460674157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9094076655052" calcext:value-type="float">
            <text:p>0.979094076655052</text:p>
          </table:table-cell>
          <table:table-cell office:value-type="float" office:value="0.949324324324324" calcext:value-type="float">
            <text:p>0.949324324324324</text:p>
          </table:table-cell>
          <table:table-cell office:value-type="float" office:value="0.963979416809605" calcext:value-type="float">
            <text:p>0.96397941680960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60591133004926" calcext:value-type="float">
            <text:p>0.960591133004926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7741935483871" calcext:value-type="float">
            <text:p>0.96774193548387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25327510917031" calcext:value-type="float">
            <text:p>0.825327510917031</text:p>
          </table:table-cell>
          <table:table-cell office:value-type="float" office:value="0.945" calcext:value-type="float">
            <text:p>0.945</text:p>
          </table:table-cell>
          <table:table-cell office:value-type="float" office:value="0.881118881118881" calcext:value-type="float">
            <text:p>0.88111888111888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709677419354839" calcext:value-type="float">
            <text:p>0.709677419354839</text:p>
          </table:table-cell>
          <table:table-cell office:value-type="float" office:value="0.814814814814815" calcext:value-type="float">
            <text:p>0.8148148148148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965986394557823" calcext:value-type="float">
            <text:p>0.96598639455782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8435972629521" calcext:value-type="float">
            <text:p>0.98435972629521</text:p>
          </table:table-cell>
          <table:table-cell office:value-type="float" office:value="0.989194499017682" calcext:value-type="float">
            <text:p>0.989194499017682</text:p>
          </table:table-cell>
          <table:table-cell office:value-type="float" office:value="0.986771190592847" calcext:value-type="float">
            <text:p>0.986771190592847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7222222222222" calcext:value-type="float">
            <text:p>0.997222222222222</text:p>
          </table:table-cell>
          <table:table-cell office:value-type="float" office:value="0.978201634877384" calcext:value-type="float">
            <text:p>0.978201634877384</text:p>
          </table:table-cell>
          <table:table-cell office:value-type="float" office:value="0.987620357634113" calcext:value-type="float">
            <text:p>0.98762035763411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.990990990990991" calcext:value-type="float">
            <text:p>0.99099099099099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57446808510638" calcext:value-type="float">
            <text:p>0.957446808510638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967741935483871" calcext:value-type="float">
            <text:p>0.96774193548387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40334128878282" calcext:value-type="float">
            <text:p>0.940334128878282</text:p>
          </table:table-cell>
          <table:table-cell office:value-type="float" office:value="0.924882629107981" calcext:value-type="float">
            <text:p>0.924882629107981</text:p>
          </table:table-cell>
          <table:table-cell office:value-type="float" office:value="0.932544378698225" calcext:value-type="float">
            <text:p>0.93254437869822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07317073170732" calcext:value-type="float">
            <text:p>0.70731707317073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16049382716049" calcext:value-type="float">
            <text:p>0.71604938271604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1401617250674" calcext:value-type="float">
            <text:p>0.881401617250674</text:p>
          </table:table-cell>
          <table:table-cell office:value-type="float" office:value="0.856020942408377" calcext:value-type="float">
            <text:p>0.856020942408377</text:p>
          </table:table-cell>
          <table:table-cell office:value-type="float" office:value="0.868525896414343" calcext:value-type="float">
            <text:p>0.86852589641434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46534653465347" calcext:value-type="float">
            <text:p>0.846534653465347</text:p>
          </table:table-cell>
          <table:table-cell office:value-type="float" office:value="0.895287958115183" calcext:value-type="float">
            <text:p>0.895287958115183</text:p>
          </table:table-cell>
          <table:table-cell office:value-type="float" office:value="0.870229007633588" calcext:value-type="float">
            <text:p>0.87022900763358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7868852459016" calcext:value-type="float">
            <text:p>0.827868852459016</text:p>
          </table:table-cell>
          <table:table-cell office:value-type="float" office:value="0.853521126760563" calcext:value-type="float">
            <text:p>0.853521126760563</text:p>
          </table:table-cell>
          <table:table-cell office:value-type="float" office:value="0.840499306518724" calcext:value-type="float">
            <text:p>0.84049930651872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87202380952381" calcext:value-type="float">
            <text:p>0.87202380952381</text:p>
          </table:table-cell>
          <table:table-cell office:value-type="float" office:value="0.889226100151745" calcext:value-type="float">
            <text:p>0.88922610015174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82456140350877" calcext:value-type="float">
            <text:p>0.782456140350877</text:p>
          </table:table-cell>
          <table:table-cell office:value-type="float" office:value="0.793594306049822" calcext:value-type="float">
            <text:p>0.793594306049822</text:p>
          </table:table-cell>
          <table:table-cell office:value-type="float" office:value="0.787985865724382" calcext:value-type="float">
            <text:p>0.78798586572438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73370064279155" calcext:value-type="float">
            <text:p>0.973370064279155</text:p>
          </table:table-cell>
          <table:table-cell office:value-type="float" office:value="0.988805970149254" calcext:value-type="float">
            <text:p>0.988805970149254</text:p>
          </table:table-cell>
          <table:table-cell office:value-type="float" office:value="0.981027302174919" calcext:value-type="float">
            <text:p>0.981027302174919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57142857142857" calcext:value-type="float">
            <text:p>0.957142857142857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924137931034483" calcext:value-type="float">
            <text:p>0.9241379310344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34169278996865" calcext:value-type="float">
            <text:p>0.934169278996865</text:p>
          </table:table-cell>
          <table:table-cell office:value-type="float" office:value="0.941548183254344" calcext:value-type="float">
            <text:p>0.94154818325434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table:formula="of:=AVERAGE([.B2:.B39])" office:value-type="float" office:value="0.9385537597624" calcext:value-type="float">
            <text:p>0.9385537597624</text:p>
          </table:table-cell>
          <table:table-cell table:formula="of:=AVERAGE([.C2:.C39])" office:value-type="float" office:value="0.924159309128414" calcext:value-type="float">
            <text:p>0.924159309128414</text:p>
          </table:table-cell>
          <table:table-cell table:formula="of:=AVERAGE([.D2:.D39])" office:value-type="float" office:value="0.929319699802297" calcext:value-type="float">
            <text:p>0.929319699802297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45568223611622" calcext:value-type="float">
            <text:p>0.945568223611622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9385537597624" calcext:value-type="float">
            <text:p>0.9385537597624</text:p>
          </table:table-cell>
          <table:table-cell office:value-type="float" office:value="0.924159309128414" calcext:value-type="float">
            <text:p>0.924159309128414</text:p>
          </table:table-cell>
          <table:table-cell office:value-type="float" office:value="0.929319699802297" calcext:value-type="float">
            <text:p>0.929319699802297</text:p>
          </table:table-cell>
          <table:table-cell office:value-type="float" office:value="10876" calcext:value-type="float">
            <text:p>10876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946637534338028" calcext:value-type="float">
            <text:p>0.946637534338028</text:p>
          </table:table-cell>
          <table:table-cell office:value-type="float" office:value="0.945568223611622" calcext:value-type="float">
            <text:p>0.945568223611622</text:p>
          </table:table-cell>
          <table:table-cell office:value-type="float" office:value="0.945317726608483" calcext:value-type="float">
            <text:p>0.945317726608483</text:p>
          </table:table-cell>
          <table:table-cell office:value-type="float" office:value="10876" calcext:value-type="float">
            <text:p>10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4T02:50:54.684322226</dc:date>
    <meta:editing-duration>PT13H7M7S</meta:editing-duration>
    <meta:editing-cycles>1</meta:editing-cycles>
    <meta:document-statistic meta:table-count="1" meta:cell-count="212" meta:object-count="0"/>
    <meta:generator>LibreOffice/7.3.6.2$Linux_X86_64 LibreOffice_project/30$Build-2</meta:generator>
  </office:meta>
</office:document-meta>
</file>